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Le système nerveux périphérique.</text:p>
      <text:p text:style-name="Normal">• L'organisation du système nerveux périphérique.</text:p>
      <text:p text:style-name="Normal">• Les nerfs crâniens.</text:p>
      <text:p text:style-name="Normal">• Les nerfs rachidiens.</text:p>
      <text:p text:style-name="Normal">•L'arc reflexe.</text:p>
      <text:p text:style-name="Normal">• Le système nerveux autonome.</text:p>
      <text:p text:style-name="Normal">• Exercices corrigés.</text:p>
      <text:p text:style-name="Normal">Le système nerveux périphérique (SNP) est constitué des nerfs crâniens qui partent de</text:p>
      <text:p text:style-name="Normal">l'encéphale, et des nerfs rachidiens qui partent de la moelle osseuse. Le SNP comprend deux</text:p>
      <text:p text:style-name="Normal">subdivisions fonctionnelles. Le système nerveux somatique et le système nerveux autonome</text:p>
      <text:p text:style-name="Normal">(SNA)</text:p>
      <text:p text:style-name="Normal">Tableau 11.1. Comparaison du système nerveux autonome</text:p>
      <text:p text:style-name="Normal">et du système nerveux somatique.</text:p>
      <text:p text:style-name="Normal">Somatique.</text:p>
      <text:p text:style-name="Normal">Régulation consciente et volontaire.</text:p>
      <text:p text:style-name="Normal">Les fibres provenant du SNC ne forment pas</text:p>
      <text:p text:style-name="Normal">de synapse intermédiaire (un seul neurone du</text:p>
      <text:p text:style-name="Normal">SNC à l'effecteur).</text:p>
      <text:p text:style-name="Normal">Innervation des muscles squelettiques, effet</text:p>
      <text:p text:style-name="Normal">toujours stimulateur.</text:p>
      <text:p text:style-name="Normal">Autonome.</text:p>
      <text:p text:style-name="Normal">Fonctions non conscientes (involontaires).</text:p>
      <text:p text:style-name="Normal">Les fibres provenant du SNC font synapse</text:p>
      <text:p text:style-name="Normal">dans un ganglion (chaines de deux neurones).</text:p>
      <text:p text:style-name="Normal">Innervation des muscles lisses, du muscle</text:p>
      <text:p text:style-name="Normal">cardiaque et des glandes ; effets inhibiteur ou</text:p>
      <text:p text:style-name="Normal">stimulateur.</text:p>
      <text:p text:style-name="Normal">80</text:p>
      <text:p text:style-name="Normal">Les nerfs crâniens.</text:p>
      <text:p text:style-name="Normal">Les nerfs crâniens s'innervent la tête, le cou et le tronc. La plupart sont des nerfs mites,</text:p>
      <text:p text:style-name="Normal">certains contiennent uniquement des fibres sensitives et d'autre uniquement des fibres</text:p>
      <text:soft-page-break/>
      <text:p text:style-name="Normal">motrices (tableau 11.2). La nomenclature des nerfs crâniens est basée sur leurs fonctions</text:p>
      <text:p text:style-name="Normal">principales ou les structures qu'ils desservent. Les nerfs crâniens sont également numérotés</text:p>
      <text:p text:style-name="Normal">par un chiffre romain de l'avant vers l'arrière.</text:p>
      <text:p text:style-name="Normal">(Tableau 11.2). Les nerfs crâniens selon sur leurs fonctions.</text:p>
      <text:p text:style-name="Normal">Nerfs craniens. Trajet. Fonction.</text:p>
      <text:p text:style-name="Normal">Fonction sensorielle uniquement.</text:p>
      <text:p text:style-name="Normal">1) Olfactif Part de l'épithélium olfactif. Odorat.</text:p>
      <text:p text:style-name="Normal">2) Optique. Part de la rétine. Vision.</text:p>
      <text:p text:style-name="Normal">8) Cochléo-vestibulaire. Part des organes de l'ouïe et de Audition ; équilibre et</text:p>
      <text:p text:style-name="Normal">l'équilibre. posture.</text:p>
      <text:p text:style-name="Normal">Fonction essentiellement motrice (fonction proprioceptive également)</text:p>
      <text:p text:style-name="Normal">3) Oculomoteur.</text:p>
      <text:p text:style-name="Normal">4) Trochléaire.</text:p>
      <text:p text:style-name="Normal">Innerve :</text:p>
      <text:p text:style-name="Normal">-Quatre des muscles oculaires : Mouvement de l'œil.</text:p>
      <text:p text:style-name="Normal">muscles droits inférieur,</text:p>
      <text:p text:style-name="Normal">supérieur et médial et muscle</text:p>
      <text:p text:style-name="Normal">oblique inférieur.</text:p>
      <text:p text:style-name="Normal">-Muscle releveur de la paupière. Mouvement de la paupière.</text:p>
      <text:p text:style-name="Normal">-Muscle irien et muscle ciliaire. Constriction et dilatation de</text:p>
      <text:p text:style-name="Normal">la pupille ; accommodation.</text:p>
      <text:p text:style-name="Normal">Fibres afférentes. Sensibilité kinésique.</text:p>
      <text:p text:style-name="Normal">Arrive et part du muscle oblique Mouvement de l'œil ;</text:p>
      <text:p text:style-name="Normal">supérieur. Sensibilité kinesthésique.</text:p>
      <text:p text:style-name="Normal">6) Abducens (moteur Arrive et part du muscle droit Mouvement de l'œil ;</text:p>
      <text:p text:style-name="Normal">oculaire externe). latéral. Sensibilité kinesthésique.</text:p>
      <text:p text:style-name="Normal">11) Accessoire.</text:p>
      <text:p text:style-name="Normal">12) Hypoglosse.</text:p>
      <text:p text:style-name="Normal">Arrive et part des muscles du Mouvement de la tête et des</text:p>
      <text:p text:style-name="Normal">cou : épaules ;</text:p>
      <text:p text:style-name="Normal">Trapèze et sterno-cléido- Sensibilité kinesthésique.</text:p>
      <text:soft-page-break/>
      <text:p text:style-name="Normal">mastoïdien.</text:p>
      <text:p text:style-name="Normal">Arrive et part des muscles de la Parole, déglutition ;</text:p>
      <text:p text:style-name="Normal">langue. Sensibilité kinesthésique.</text:p>
      <text:p text:style-name="Normal">Nerfs mixtes (formés de fibres nerveuses et de fibres motrices.</text:p>
      <text:p text:style-name="Normal">5) Trijumeaux.</text:p>
      <text:p text:style-name="Normal">- 1) Ophtalmique.</text:p>
      <text:p text:style-name="Normal">-2) maxillaire</text:p>
      <text:p text:style-name="Normal">Fibres sensitives provenant de Sensations perçues au niveau</text:p>
      <text:p text:style-name="Normal">la cornée, de la peau du 1/3 de la peau du visage.</text:p>
      <text:p text:style-name="Normal">supérieur du visage, de la partie</text:p>
      <text:p text:style-name="Normal">supérieure de la muqueuse</text:p>
      <text:p text:style-name="Normal">nasale.</text:p>
      <text:p text:style-name="Normal">Fibres sensitives provenant du Sensations perçues au niveau</text:p>
      <text:p text:style-name="Normal">1/3 moyen du visage, des dents de la peau du visage.</text:p>
      <text:p text:style-name="Normal">et de la gencive supérieure, des</text:p>
      <text:p text:style-name="Normal">81</text:p>
      <text:p text:style-name="Normal">- 3) Mandibulaire.</text:p>
      <text:p text:style-name="Normal">- 7) Nerf facial.</text:p>
      <text:p text:style-name="Normal">parties latérale et inférieure de</text:p>
      <text:p text:style-name="Normal">la muqueuse nasale.</text:p>
      <text:p text:style-name="Normal">Fibres sensitives provenant du Sensations perçues au niveau</text:p>
      <text:p text:style-name="Normal">1/3 inférieur du visage, des de la peau du visage.</text:p>
      <text:p text:style-name="Normal">d e n t s e t d e l a g e n c i v e</text:p>
      <text:p text:style-name="Normal">infér ieure, de la muqueuse</text:p>
      <text:p text:style-name="Normal">buccale, des 2/3 antérieurs de la</text:p>
      <text:p text:style-name="Normal">langue.</text:p>
      <text:p text:style-name="Normal">Fib res mot rices ver s les Mast icat ion.</text:p>
      <text:p text:style-name="Normal">muscles de la mastication.</text:p>
      <text:p text:style-name="Normal">Fibres sensitives provenant des Gout.</text:p>
      <text:p text:style-name="Normal">bourgeons du goût.</text:p>
      <text:p text:style-name="Normal">Fibres motrices vers les Mouvement du visage ;</text:p>
      <text:soft-page-break/>
      <text:p text:style-name="Normal">muscles faciaux, la glande Sécrétion de la salive et des</text:p>
      <text:p text:style-name="Normal">lacrymale et les glandes orales. larmes.</text:p>
      <text:p text:style-name="Normal">Nerfs mixtes (formés de fibres sensitives et de fibres motrices)</text:p>
      <text:p text:style-name="Normal">- 9) Glosso pharyngien.</text:p>
      <text:p text:style-name="Normal">- 10) Vague.</text:p>
      <text:p text:style-name="Normal">Fibres sensitives qui partent Gout, sensibilité kinesthésique</text:p>
      <text:p text:style-name="Normal">des muscles pharyngiens et des</text:p>
      <text:p text:style-name="Normal">bourgeons du gout.</text:p>
      <text:p text:style-name="Normal">Fibres motrices vers les Déglutition, sécrét ion de la</text:p>
      <text:p text:style-name="Normal">muscles pharyngiens et les salive.</text:p>
      <text:p text:style-name="Normal">glandes orales.</text:p>
      <text:p text:style-name="Normal">Fibres sensitives des viscères Sensations viscérales.</text:p>
      <text:p text:style-name="Normal">et des bourgeons du gout du Gout.</text:p>
      <text:p text:style-name="Normal">pharynx.</text:p>
      <text:p text:style-name="Normal">Fibres motrices vers les Muscles des viscères et des</text:p>
      <text:p text:style-name="Normal">muscles pharyngiens et les glandes.</text:p>
      <text:p text:style-name="Normal">glandes orales.</text:p>
      <text:p text:style-name="Normal">82</text:p>
      <text:p text:style-name="Normal">Les nerfs rachidiens.</text:p>
      <text:p text:style-name="Normal">Il y a 31 paires de nerfs rachidiens ; 8 paires de nerfs cervicaux, 12 de nerfs thoraciques, 5 de</text:p>
      <text:p text:style-name="Normal">nerfs lombaires, 5 de nerfs sacrés et 1 de nerfs coccygiens. La première paire de nerfs</text:p>
      <text:p text:style-name="Normal">cervicaux (C1) émerge entre l'os occipital du crâne et la première vertèbre cervicale (l'atlas). Les</text:p>
      <text:p text:style-name="Normal">autres paires de nerfs rachidiens quittent la moelle épinière et le canal rachidien par les</text:p>
      <text:p text:style-name="Normal">foramen intervertébraux (trou de conjugaison). Les nerfs rachidiens sont des nerfs mixtes</text:p>
      <text:p text:style-name="Normal">(constitués de fibres sensorielles et motrices) qui sont reliés à la moelle épinière par une</text:p>
      <text:p text:style-name="Normal">racine dorsale (postérieure), sensorielle, et par une racine ventrale (antérieure), motrice. Les</text:p>
      <text:p text:style-name="Normal">corps cellulaires des neurones sensitifs sont situés dans un ganglion au niveau de la racine</text:p>
      <text:p text:style-name="Normal">dorsale, le ganglion de la racine dorsale (postérieure) du nerf rachidien. A la sortie de la</text:p>
      <text:p text:style-name="Normal">moelle épinière les nerfs rachidiens se ramifient en branches ventrales et dorsales (figure</text:p>
      <text:p text:style-name="Normal">11.1).</text:p>
      <text:p text:style-name="Normal">Les branches ventrales de différents nerfs rachidiens se combinent puis se ramifient à</text:p>
      <text:soft-page-break/>
      <text:p text:style-name="Normal">nouveau pour former des réseaux appelés plexus. Il existe quatre plexus formés par des nerfs</text:p>
      <text:p text:style-name="Normal">rachidiens : le plexus cervical, le plexus brachial, le plexus lombaire et le plexus sacré (parfois</text:p>
      <text:p text:style-name="Normal">appelé plexus lombo-sacré). Quelques uns des nerfs importants de ces plexus sont listés dans</text:p>
      <text:p text:style-name="Normal">le tableau 11.3.</text:p>
      <text:p text:style-name="Normal">Tableau 11.3. Les plexus.</text:p>
      <text:p text:style-name="Normal">Nerfs. Plexus. Région innervée.</text:p>
      <text:p text:style-name="Normal">Phrénique. Cervical. Le diaphragme.</text:p>
      <text:p text:style-name="Normal">Musculo-cutané, cubital, Brachial. Les muscles de l'épaule et le membre</text:p>
      <text:p text:style-name="Normal">médian, axillaire, et radial.</text:p>
      <text:p text:style-name="Normal">Fémoral, obturateur, saphène.</text:p>
      <text:p text:style-name="Normal">Sciatique.</text:p>
      <text:p text:style-name="Normal">Lombaire.</text:p>
      <text:p text:style-name="Normal">Sacré.</text:p>
      <text:p text:style-name="Normal">supérieur.</text:p>
      <text:p text:style-name="Normal">Certaines parties de la hanche et région</text:p>
      <text:p text:style-name="Normal">inférieure de la jambe.</text:p>
      <text:p text:style-name="Normal">Muscles postérieurs de la cuisse, muscles de</text:p>
      <text:p text:style-name="Normal">la jambe.</text:p>
      <text:p text:style-name="Normal">83</text:p>
      <text:p text:style-name="Normal">L'arc reflexe.</text:p>
      <text:p text:style-name="Normal">Un arc réflexe nécessite cinq éléments. (Figure 11 .2).</text:p>
      <text:p text:style-name="Normal">Le récepteur. Terminaisons dendritiques d'un neurone sensoriel, situées dans la peau, au</text:p>
      <text:p text:style-name="Normal">niveau d'un tendon ou d'une articulation, ou situées au niveau d'autres organes périphériques,</text:p>
      <text:p text:style-name="Normal">qui répondent à des stimuli spécifiques.</text:p>
      <text:p text:style-name="Normal">Le neurone sensoriel. Part du récepteur et passe à travers la racine dorsale pour amener les</text:p>
      <text:p text:style-name="Normal">influx sensitifs jusqu'à la corne dorsale de la moelle épinière.</text:p>
      <text:p text:style-name="Normal">Le centre nerveux. Substance grise de la moelle épinière ou les neurones sensitifs et moteurs</text:p>
      <text:p text:style-name="Normal">s'articulent lentement ou via un ou plusieurs interneurones.</text:p>
      <text:p text:style-name="Normal">Le neurone moteur. Conduit les influx nerveux de la corne ventrale de la moelle épinière,</text:p>
      <text:p text:style-name="Normal">par la racine ventrale, jusqu'à l'organe effecteur.</text:p>
      <text:p text:style-name="Normal">L'effecteur. Le muscle qui répond à l'influx moteur par la contraction ou la glande qui répond</text:p>
      <text:soft-page-break/>
      <text:p text:style-name="Normal">à cet influx par la sécrétion.</text:p>
      <text:p text:style-name="Normal">84</text:p>
      <text:p text:style-name="Normal">Le système nerveux autonome.</text:p>
      <text:p text:style-name="Normal">Le système nerveux autonome (SNA) assure le maintient de l'homéostasie. Il comprend le</text:p>
      <text:p text:style-name="Normal">système sympathique et le système parasympathique. Ces deux systèmes sont comparés dans</text:p>
      <text:p text:style-name="Normal">le tableau suivant.</text:p>
      <text:p text:style-name="Normal">Les fibres du SNA sont identifiés par le nom de neurotransmetteur qu'elles produisent au</text:p>
      <text:p text:style-name="Normal">niveau de l'organe effecteur ; les fibres sympathiques sont dites adrénergiques et les fibres</text:p>
      <text:p text:style-name="Normal">parasympathiques, cholinergiques. Il existe des fibres sympathiques cholinergiques qui</text:p>
      <text:p text:style-name="Normal">innervent les glandes sudoripares, certains vaisseaux des muscles squelettiques, les organes</text:p>
      <text:p text:style-name="Normal">génitaux externes et la médullosurrénale.</text:p>
      <text:p text:style-name="Normal">Sympathique. Parasympathique.</text:p>
      <text:p text:style-name="Normal">Origine des fibres Nerfs thoraciques et Nerfs crâniens et sacrés.</text:p>
      <text:p text:style-name="Normal">préganglionnaires. lombaires.</text:p>
      <text:p text:style-name="Normal">Situation des ganglions. Eloignés des organes A l'intérieur ou a proximité</text:p>
      <text:p text:style-name="Normal">Neurotransmetteurs.</text:p>
      <text:p text:style-name="Normal">effecteurs viscéraux ; dans la</text:p>
      <text:p text:style-name="Normal">chaine sympathique ou</text:p>
      <text:p text:style-name="Normal">ganglions prévertébraux.</text:p>
      <text:p text:style-name="Normal">Acétylcholine au niveau des</text:p>
      <text:p text:style-name="Normal">ganglions ; noradrénaline au</text:p>
      <text:p text:style-name="Normal">niveau des organes</text:p>
      <text:p text:style-name="Normal">effecteurs.</text:p>
      <text:p text:style-name="Normal">des viscères.</text:p>
      <text:p text:style-name="Normal">Acétylcholine au niveau des</text:p>
      <text:p text:style-name="Normal">ganglions ; Acétylcholine au</text:p>
      <text:p text:style-name="Normal">niveau des organes</text:p>
      <text:p text:style-name="Normal">effecteurs.</text:p>
      <text:p text:style-name="Normal">•NOTER.</text:p>
      <text:p text:style-name="Normal">Les récepteurs de l'acétylcholine (cholinergiques) :</text:p>
      <text:p text:style-name="Normal">-Muscariniques ; situés sur la cellule effectrice innervée par un neurone cholinergique.</text:p>
      <text:soft-page-break/>
      <text:p text:style-name="Normal">-Nicotiniques ; situés au niveau des ganglions des deux systèmes du SNA.</text:p>
      <text:p text:style-name="Normal">Les récepteurs de la noradrénaline (adrénergiques) :</text:p>
      <text:p text:style-name="Normal">-Alpha1 : au niveau des muscles lisses ; provoquent la vasoconstriction, la contraction</text:p>
      <text:p text:style-name="Normal">musculaire.</text:p>
      <text:p text:style-name="Normal">-Alpha2 : au niveau de la terminaison axonale des neurones adrénergiques post</text:p>
      <text:p text:style-name="Normal">ganglionnaires ; la noradrénaline contrôle sa propre libération par feedback négatif.</text:p>
      <text:p text:style-name="Normal">-Béta1 : au niveau du cœur ; modifient la fréquence et la force des contractions.</text:p>
      <text:p text:style-name="Normal">-Béta2 : au niveau des muscles lisses ; provoquent la vasodilatation, le relâchement</text:p>
      <text:p text:style-name="Normal">musculaire.</text:p>
      <text:p text:style-name="Normal">85</text:p>
      <text:p text:style-name="Normal">La plupart des organes viscéraux sont innervés à la fois par des fibres sympathiques et par des</text:p>
      <text:p text:style-name="Normal">fibres parasympathiques. Les unes sont stimulatrices alors que les autres sont inhibitrices. La</text:p>
      <text:p text:style-name="Normal">stimulation du système sympathique permet les réactions de fuite ou de lutte alors que celles</text:p>
      <text:p text:style-name="Normal">du système parasympathique entraine des réponses de détente et permet la digestion.</text:p>
      <text:p text:style-name="Normal">• Les neurofibres sympathiques augmentent la fréquence et la force des contractions</text:p>
      <text:p text:style-name="Normal">cardiaques, augmentent la pression sanguine, dilatent les bronchioles, stimulent les</text:p>
      <text:p text:style-name="Normal">glandes sudoripares, augmentent le taux de glucose sanguin et diminuent l'activité</text:p>
      <text:p text:style-name="Normal">digestive.</text:p>
      <text:p text:style-name="Normal">• Les neurofibres parasympathiques diminuent la fréquence cardiaque, provoquent la</text:p>
      <text:p text:style-name="Normal">constriction des bronchioles, augment l'activité digestive, diminuent le taux de</text:p>
      <text:p text:style-name="Normal">glucose sanguin, stimulent la contraction de la vessie et stimulent l'érection du pénis.</text:p>
      <text:p text:style-name="Normal">Exercices.</text:p>
      <text:p text:style-name="Normal">Compléter.</text:p>
      <text:p text:style-name="Normal">1. Le nerf crânienÅ innerve le muscle droit latéral.</text:p>
      <text:p text:style-name="Normal">2. le nerfÅ est une ramification du nerf trijumeau qui innerve la mâchoire inférieure et les</text:p>
      <text:p text:style-name="Normal">dents, le 1/3 inférieur du visage, et la langue.</text:p>
      <text:p text:style-name="Normal">3. il y a Ånerfs cervicaux,Å nerfs thoraciques, nerfs lombaires, nerfs sacrés etÅnerfs</text:p>
      <text:p text:style-name="Normal">coccygiens.</text:p>
      <text:p text:style-name="Normal">4. les récepteurs Åsont localisés dans les ganglions du système sympathique et du système</text:p>
      <text:p text:style-name="Normal">parasympathique qui forment le système nerveux central.</text:p>
      <text:p text:style-name="Normal">Solutions</text:p>
      <text:soft-page-break/>
      <text:p text:style-name="Normal">1. 6 Abducens (moteur oculaire externe).</text:p>
      <text:p text:style-name="Normal">2. Mandibulaire.</text:p>
      <text:p text:style-name="Normal">3. 8, 12, 5, 5, 1.</text:p>
      <text:p text:style-name="Normal">4. Nicotiniqu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p</meta:initial-creator>
    <dc:creator>hp</dc:creator>
    <meta:creation-date>2024-12-11T10:50:00Z</meta:creation-date>
    <dc:date>2024-12-11T10:50:00Z</dc:date>
    <meta:template xlink:href="Normal.dotm" xlink:type="simple"/>
    <meta:editing-cycles>1</meta:editing-cycles>
    <meta:editing-duration>PT0S</meta:editing-duration>
    <meta:document-statistic meta:page-count="8" meta:paragraph-count="20" meta:word-count="1562" meta:character-count="10134" meta:row-count="71" meta:non-whitespace-character-count="8592"/>
  </office:meta>
</office:document-meta>
</file>